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4ED340D41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7009" officeooo:paragraph-rsid="00157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5665in" svg:y="1.1874in" svg:width="5.7917in" svg:height="6.1457in" draw:z-index="0"><draw:image xlink:href="Pictures/100000000000022C0000024ED340D41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00:54:59.380624494</meta:creation-date>
    <dc:date>2014-02-10T00:56:34.333026909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